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text-properties fo:font-size="16pt" style:text-underline-style="none" style:font-size-asian="16pt" style:font-size-complex="16pt"/>
    </style:style>
    <style:style style:name="P5" style:family="paragraph" style:parent-style-name="Standard">
      <style:text-properties fo:font-size="20pt" style:text-underline-style="none" style:font-size-asian="20pt" style:font-size-complex="20pt"/>
    </style:style>
    <style:style style:name="P6" style:family="paragraph" style:parent-style-name="Standard">
      <style:text-properties fo:font-size="16pt" style:text-underline-style="none" style:font-size-asian="16pt" style:font-size-complex="16pt"/>
    </style:style>
    <style:style style:name="P7" style:family="paragraph" style:parent-style-name="Standard" style:list-style-name="L1">
      <style:text-properties fo:font-size="16pt" style:text-underline-style="none" style:font-size-asian="16pt" style:font-size-complex="16pt"/>
    </style:style>
    <style:style style:name="P8" style:family="paragraph" style:parent-style-name="Standard" style:list-style-name="L2">
      <style:text-properties fo:font-size="16pt" style:text-underline-style="none" style:font-size-asian="16pt" style:font-size-complex="16pt"/>
    </style:style>
    <style:style style:name="P9" style:family="paragraph" style:parent-style-name="Standard" style:list-style-name="L3">
      <style:text-properties fo:font-size="16pt" style:text-underline-style="none" style:font-size-asian="16pt" style:font-size-complex="16pt"/>
    </style:style>
    <style:style style:name="P10" style:family="paragraph" style:parent-style-name="Standard" style:list-style-name="L4">
      <style:text-properties fo:font-size="16pt" style:text-underline-style="none" style:font-size-asian="16pt" style:font-size-complex="16pt"/>
    </style:style>
    <style:style style:name="P11" style:family="paragraph" style:parent-style-name="Standard" style:list-style-name="L6">
      <style:text-properties fo:font-size="16pt" style:text-underline-style="none" style:font-size-asian="16pt" style:font-size-complex="16pt"/>
    </style:style>
    <style:style style:name="P12" style:family="paragraph" style:parent-style-name="Standard" style:list-style-name="L7">
      <style:text-properties fo:font-size="16pt" style:text-underline-style="none" style:font-size-asian="16pt" style:font-size-complex="16pt"/>
    </style:style>
    <style:style style:name="P13" style:family="paragraph" style:parent-style-name="Standard" style:list-style-name="L4">
      <style:text-properties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 style:list-style-name="L5"/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heart GMBH</text:p>
      <text:p text:style-name="P1">BUBBLEZ</text:p>
      <text:p text:style-name="P3">Pflichtenheft</text:p>
      <text:p text:style-name="P5"/>
      <text:p text:style-name="P5">Auftraggeber:<text:tab/> Nicolai Emig</text:p>
      <text:p text:style-name="P5"/>
      <text:p text:style-name="P5">Auftragnehmer:<text:tab/> Microheart GMBH</text:p>
      <text:p text:style-name="P5"><text:tab/><text:tab/><text:tab/><text:tab/>Claus Lucca Clausen &amp; Thomas Kluge</text:p>
      <text:list xml:id="list6670188379899511451" text:style-name="L1">
        <text:list-item>
          <text:list>
            <text:list-header>
              <text:p text:style-name="P7">1. Ziel:</text:p>
            </text:list-header>
          </text:list>
        </text:list-item>
      </text:list>
      <text:list xml:id="list5458080398292864167" text:style-name="L2">
        <text:list-item>
          <text:list>
            <text:list-item>
              <text:p text:style-name="P8">Kurzes, einfaches Spiel für nebenbei zur Bespaßung der Spieler</text:p>
            </text:list-item>
          </text:list>
        </text:list-item>
      </text:list>
      <text:list xml:id="list6094462976789591300" text:style-name="L3">
        <text:list-item>
          <text:list>
            <text:list-item>
              <text:p text:style-name="P9">Bubbleshooter (Kugeln werden auf andere geschossen; wenn sich 3 Kugeln gleicher Farbe treffen verschwinden sie)</text:p>
            </text:list-item>
          </text:list>
        </text:list-item>
      </text:list>
      <text:list xml:id="list1760546111015163774" text:style-name="L4">
        <text:list-item>
          <text:list>
            <text:list-header>
              <text:p text:style-name="P10"/>
              <text:p text:style-name="P10">2. Produktionseinsatz:</text:p>
            </text:list-header>
          </text:list>
        </text:list-item>
      </text:list>
      <text:list xml:id="list9191302775162629673" text:style-name="L5">
        <text:list-item>
          <text:list>
            <text:list-item>
              <text:p text:style-name="P14"><text:span text:style-name="T1">Programmierung mit Hilfe des auf Java basierenden Programms BlueJ und frei zugänglichen Grafiken der Seite </text:span><text:span text:style-name="T2">opengameart.org</text:span></text:p>
            </text:list-item>
            <text:list-item>
              <text:p text:style-name="P14"><text:span text:style-name="T1">Klassen der Engine Alpha wurden importiert</text:span></text:p>
            </text:list-item>
          </text:list>
        </text:list-item>
      </text:list>
      <text:list xml:id="list43334992" text:continue-list="list1760546111015163774" text:style-name="L4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</text:list-item>
      </text:list>
      <text:p text:style-name="P4"><text:tab/> <text:s text:c="4"/>3. Produktfunktionen:</text:p>
      <text:list xml:id="list8424061086683316655" text:style-name="L6">
        <text:list-item>
          <text:list>
            <text:list-item>
              <text:p text:style-name="P11">Lenkbarer Schuss (Schießkugel &amp; tasteReagiern())</text:p>
            </text:list-item>
            <text:list-item>
              <text:p text:style-name="P11">Kugelgitter, in das die Kugeln sich einreihen (zweidimensionales Array: kugelreihe[][])</text:p>
            </text:list-item>
            <text:list-item>
              <text:p text:style-name="P11">Gameover bei Auslöschung aller Kugeln, oder Erreichen des oberen Rands (Aufgabe durch drücken von R möglich)</text:p>
            </text:list-item>
            <text:list-item>
              <text:p text:style-name="P11">Score (int score, angezeigt durch Text Score)</text:p>
            </text:list-item>
            <text:list-item>
              <text:p text:style-name="P11">Tutorial durch drücken einer anderen Taste als R, links, rechts oder Leertaste</text:p>
            </text:list-item>
            <text:list-item>
              <text:p text:style-name="P11">Nachkommen von Kugeln (neueReihe())</text:p>
            </text:list-item>
            <text:list-item>
              <text:p text:style-name="P11">Automatischer Start nach einem Gameover (restart())</text:p>
            </text:list-item>
            <text:list-item>
              <text:p text:style-name="P11">Kugeln despawnen, wenn drei Kugeln nach einem Schuss aufeinander treffen</text:p>
            </text:list-item>
            <text:list-item>
              <text:p text:style-name="P11">Kugeln ohne Verbindung zum Boden/ anderen Kugeln nach einem Schuss zählen als getroffen und verschwinden</text:p>
              <text:p text:style-name="P11"><text:soft-page-break/></text:p>
            </text:list-item>
          </text:list>
        </text:list-item>
      </text:list>
      <text:p text:style-name="P4"/>
      <text:p text:style-name="P4"/>
      <text:list xml:id="list617926509697924516" text:style-name="L7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list xml:id="list43314454" text:continue-list="list43334992" text:style-name="L4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us </meta:initial-creator>
    <meta:creation-date>2017-06-29T22:19:40.37</meta:creation-date>
    <dc:date>2017-06-29T23:13:32.37</dc:date>
    <dc:creator>Claus </dc:creator>
    <meta:editing-duration>PT33M4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22" meta:word-count="166" meta:character-count="1166"/>
  </office:meta>
</office:document-meta>
</file>